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OpenSymbol1"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align="justify" style:justify-single-word="false" fo:text-indent="1.804cm" style:auto-text-indent="false"/>
    </style:style>
    <style:style style:name="P2" style:family="paragraph" style:parent-style-name="Standard">
      <style:paragraph-properties fo:margin-left="0cm" fo:margin-right="0cm" fo:text-align="center" style:justify-single-word="false" fo:text-indent="1.804cm" style:auto-text-indent="false"/>
    </style:style>
    <style:style style:name="P3" style:family="paragraph" style:parent-style-name="Standard">
      <style:paragraph-properties fo:text-align="justify" style:justify-single-word="false"/>
    </style:style>
    <style:style style:name="P4" style:family="paragraph" style:parent-style-name="Standard">
      <style:paragraph-properties fo:margin-left="0cm" fo:margin-right="0cm" fo:text-align="justify" style:justify-single-word="false" fo:text-indent="1.773cm" style:auto-text-indent="false"/>
    </style:style>
    <style:style style:name="P5" style:family="paragraph" style:parent-style-name="Standard">
      <style:paragraph-properties fo:margin-left="0cm" fo:margin-right="0cm" fo:text-align="center" style:justify-single-word="false" fo:text-indent="1.773cm" style:auto-text-indent="false"/>
    </style:style>
    <style:style style:name="P6" style:family="paragraph" style:parent-style-name="Standard">
      <style:paragraph-properties fo:margin-left="0cm" fo:margin-right="0cm" fo:text-align="justify" style:justify-single-word="false" fo:text-indent="1.482cm" style:auto-text-indent="false"/>
    </style:style>
    <style:style style:name="P7" style:family="paragraph" style:parent-style-name="Standard">
      <style:paragraph-properties fo:margin-left="0cm" fo:margin-right="0cm" fo:text-align="justify" style:justify-single-word="false" fo:text-indent="1.376cm" style:auto-text-indent="false"/>
    </style:style>
    <style:style style:name="P8" style:family="paragraph" style:parent-style-name="Standard">
      <style:paragraph-properties fo:margin-left="0cm" fo:margin-right="0cm" fo:text-align="center" style:justify-single-word="false" fo:text-indent="1.376cm" style:auto-text-indent="false"/>
    </style:style>
    <style:style style:name="P9" style:family="paragraph" style:parent-style-name="Standard">
      <style:paragraph-properties fo:margin-left="0cm" fo:margin-right="0cm" fo:text-align="justify" style:justify-single-word="false" fo:text-indent="1.535cm" style:auto-text-indent="false"/>
    </style:style>
    <style:style style:name="P10" style:family="paragraph" style:parent-style-name="Standard">
      <style:paragraph-properties fo:margin-left="0cm" fo:margin-right="0cm" fo:text-align="center" style:justify-single-word="false" fo:text-indent="1.535cm" style:auto-text-indent="false"/>
    </style:style>
    <style:style style:name="P11" style:family="paragraph" style:parent-style-name="Standard">
      <style:paragraph-properties fo:margin-left="0cm" fo:margin-right="0cm" fo:text-align="justify" style:justify-single-word="false" fo:text-indent="1.508cm" style:auto-text-indent="false"/>
    </style:style>
    <style:style style:name="P12" style:family="paragraph" style:parent-style-name="Standard">
      <style:paragraph-properties fo:margin-left="0cm" fo:margin-right="0cm" fo:text-align="justify" style:justify-single-word="false" fo:text-indent="1.588cm" style:auto-text-indent="false"/>
    </style:style>
    <style:style style:name="P13" style:family="paragraph" style:parent-style-name="Standard" style:master-page-name="MP0">
      <style:paragraph-properties fo:margin-left="0cm" fo:margin-right="0cm" fo:text-align="justify" style:justify-single-word="false" fo:text-indent="1.804cm" style:auto-text-indent="false" style:page-number="auto" fo:break-before="page"/>
    </style:style>
    <style:style style:name="P14" style:family="paragraph" style:parent-style-name="Standard" style:list-style-name="L1">
      <style:paragraph-properties fo:text-align="justify" style:justify-single-word="false"/>
    </style:style>
    <style:style style:name="P15" style:family="paragraph" style:parent-style-name="Standard" style:list-style-name="L2">
      <style:paragraph-properties fo:text-align="justify" style:justify-single-word="false"/>
    </style:style>
    <style:style style:name="P16" style:family="paragraph" style:parent-style-name="Standard" style:list-style-name="L3">
      <style:paragraph-properties fo:text-align="justify" style:justify-single-word="false"/>
    </style:style>
    <style:style style:name="P17" style:family="paragraph" style:parent-style-name="Standard" style:list-style-name="L4">
      <style:paragraph-properties fo:margin-left="0cm" fo:margin-right="0cm" fo:text-align="justify" style:justify-single-word="false" fo:text-indent="1.535cm" style:auto-text-indent="false">
        <style:tab-stops/>
      </style:paragraph-properties>
    </style:style>
    <style:style style:name="P18" style:family="paragraph" style:parent-style-name="Standard">
      <style:paragraph-properties fo:margin-left="0cm" fo:margin-right="0cm" fo:text-align="justify" style:justify-single-word="false" fo:text-indent="1.376cm" style:auto-text-indent="false"/>
    </style:style>
    <style:style style:name="P19" style:family="paragraph" style:parent-style-name="Standard" style:list-style-name="L5">
      <style:paragraph-properties fo:margin-left="0cm" fo:margin-right="0cm" fo:text-align="justify" style:justify-single-word="false" fo:text-indent="1.376cm" style:auto-text-indent="false">
        <style:tab-stops/>
      </style:paragraph-properties>
    </style:style>
    <style:style style:name="P20" style:family="paragraph" style:parent-style-name="Standard" style:list-style-name="L6">
      <style:paragraph-properties fo:margin-left="0cm" fo:margin-right="0cm" fo:text-align="justify" style:justify-single-word="false" fo:text-indent="1.376cm" style:auto-text-indent="false"/>
    </style:style>
    <style:style style:name="P21" style:family="paragraph" style:parent-style-name="Standard">
      <style:paragraph-properties fo:margin-left="0cm" fo:margin-right="0cm" fo:text-align="center" style:justify-single-word="false" fo:text-indent="1.376cm" style:auto-text-indent="false"/>
    </style:style>
    <style:style style:name="P22" style:family="paragraph" style:parent-style-name="Standard" style:list-style-name="L4">
      <style:paragraph-properties fo:margin-left="0cm" fo:margin-right="0cm" fo:text-align="justify" style:justify-single-word="false" fo:text-indent="1.508cm" style:auto-text-indent="false">
        <style:tab-stops/>
      </style:paragraph-properties>
    </style:style>
    <style:style style:name="T1" style:family="text">
      <style:text-properties style:font-weight-complex="bold"/>
    </style:style>
    <style:style style:name="T2" style:family="text">
      <style:text-properties fo:language="en" fo:country="GB"/>
    </style:style>
    <style:style style:name="T3" style:family="text">
      <style:text-properties fo:language="en" fo:country="GB"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language="en" fo:country="US"/>
    </style:style>
    <style:style style:name="T6" style:family="text">
      <style:text-properties fo:font-weight="normal" style:font-weight-asian="normal" style:font-weight-complex="normal"/>
    </style:style>
    <style:style style:name="T7" style:family="text">
      <style:text-properties fo:language="ru" fo:country="RU" fo:font-weight="normal" style:font-weight-asian="normal" style:font-weight-complex="normal"/>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Альтерра — это вселенная, описывающая огромное количество цивилизаций. В этой книге мы расскажем об одной из них. Эта цивилизация развилась на центральной планете фантастической вселенной Альтерры — Уларе. Для того, чтобы понять некоторые особенности данной цивилизации, углубимся в историю Улара.</text:p>
      <text:p text:style-name="P1">До нулевого года, то есть до катастрофы, уничтожившей империю Предтеч, система Домимара, в которую входит планета Улар, находилась на периферии древней межзвездной империи. Несмотря на богатство планет Домимара, в том числе Улара, эта система не представляла решающего интереса для Предтеч, так как находилась вне основных направлений экспансии их государства. Тем не менее, примерно за 700 лет до погибели Предтеч, система была колонизирована. Первыми поселенцами стали ученые, изучающие аномалию планеты Крест. Их основные поселения располагались на планете «Последний отряд». Планеты «Улар» и «Рассвет» обладали высоким потенциалом для терраформирования, в результате чего Предтечи перестроили их и начали использовать в качестве исследовательских площадок и испытательных полигонов. К моменту погибели Предтеч, население «Последнего отряда» составляло 115 миллионов человек, население Рассвета, перестроенного в аграрную планету — 2 миллиона человек, население Улара, продолжавшего исполнять функции испытательного полигона, - около 17 тысяч рабочих и военных, служащих там вахтовым методом. Как известно, Погибель отрезала планеты друг от друга (см. главу «Наследие Предтеч»)</text:p>
      <text:p text:style-name="P1">К этом моменту Улар был поделен на 6 полигонов. Сложные метеогенные механизмы устанавливали на полигонах радикально отличающиеся климатические условия. Будущие цивилизации Альянса, Конклава, Союза и прочих появились на территории полигона Фейрер.</text:p>
      <text:p text:style-name="P1"/>
      <text:p text:style-name="P1">Теперь коротко о том, чем занимались на полигоне Фейрер.</text:p>
      <text:p text:style-name="P1">Как известно современным ученым Альтерры :), Предтечи не обладали магическим даром. Их духовный потенциал был по нынешним меркам аномально низок. Однако во время своей экспансии они встретили биологический вид, построивший свою цивилизацию на магии. Эту цивилизацию они назвали Фейр. На данном полигоне Предтечи ставили эксперименты по скрещиванию своего ДНК и ДНК Фейр (нынешние люди — результат этих экспериментов). Считается, что генетически чистые Предтечи на данный момент сохранились только на Рассвете.</text:p>
      <text:p text:style-name="P1"/>
      <text:p text:style-name="P1">Этот полигон занимает западную часть самого крупного материка на планете. Естественной горной грядой он отделен он полигона Биократов, на котором Предтечи изучали вид, построивший биогенную цивилизацию. На юге расположен полигон Альбун — отдельный материк, где изучалась энергия Искажения. На западе — океанический полигон, на данный момент неизвестно, что изучалось там — все следы были уничтожены экспансией клайда Бездны народа Каэль-Нейн. Соответственно, располагающийся за океаническим полигоном Каэль также не сохранил информации о проводящихся на нем исследованиях. Однако, согласно летописям Каэль-Нейн, к моменту их прибытия на Улар на материке не было никаких следов цивилизации Предтеч, а также следов любой другой разумной жизни. <text:s/>Шестой полигон был уничтожен приблизительно в пятом году Старой эпохи (он же пятый год от Падения), предположительно в результате конфликта различных фракций Предтеч.</text:p>
      <text:p text:style-name="P1">На полигоне Фейрер в различных лабораториях были выведены два вида. Один, более ранний, признанный неудачным — Фейрер-1 (современникам известны под названием «вампиры»). Вампиры более совершенны физически, их магия более проста для изучения, поэтому до Смутных Времен они были доминирующим видом на полигоне Фейрер. Началом Смутных Времен и одновременно концом древней эпохи считается 2501 год от Падения. Фейрер-2 (современные люди) к тому моменту слогли развиться достаточно, чтобы выступить против вампиров. В 2501-ом году был официально заключен военный союз Миргорода, Ватикана и Одесс-Абебы против Авегода, центрального полиса Фейрер-1. <text:soft-page-break/>Последовавшая за этим глобальная война практически полностью уничтожила цивилизацию на полигоне Фейрер. Упорядоченных сведений о событиях Смутного времени до сих пор не обнаружено. Концом Смутного времени считается 5111-й год от Падения. Именно в этом году в Миргороде начали вести первые летописи. Однако доподлинно известно, что некоторые из полисов были восстановлены раньше. Например, в 4040 году был основал/восстановлен Город-312. Последствия Смутных времен ощущаются на Уларе и по сей день: просочившиеся сквозь горный хребет особи биократов, боевые мутанты вампиров, вызванные людьми духи и демоны, выведенные и созданные для войны существа. Не будем забывать также и об аномалиях, местах, загрязненных результатами магических войн и до сих пор действующих кровавых проклятиях.</text:p>
      <text:p text:style-name="P1">Достаточно долго после Смутного Времени политическая карта полигона Фейрер больше всего напоминала Древнюю Грецию нашего мира: независимые друг от друга города-государства, укрепленные форты-полисы, подчиненные им поселения-Башни и огромные пустые пространства, номинально принадлежащие кому-то из городов-государств. Еще в начале Второй Эпохи единственным, кто мог обеспечить хотя бы относительно безопасное перемещение между полисами, была международная организация, объединившая наемных солдат, телохранителей и охотников на чудовищ — Гильдия Приключенцев. Тем не менее, спустя примерно 500 лет после начала Первой Эпохи (5617 год от Падения) ситуация на полигоне стабилизировалась достаточно, чтобы полисы начали объединяться. Первыми в 5617 году образовались Северно-Восточный Альянс (изначально как экономический союз, созданный для разработки плодородных земель на северо-востоке полигона) и Евросоюз, основанный попаданцами из параллельных миров (см. главу «Аватары»), как союз полисов с единой религией и идеологией. Агрессивная политика христианского Евросоюза к магам определенных школ привела к образованию Конклава в 5700-м году от Падения. На момент игры (6598 год от Падения), на полигоне существуют три сверхдержавы — Северо-Восточный Альянс, Евросоюз и Конклав. Помимо них существуют еще около двух десятков союзов, не обладающих подобным влиянием (например, Альбион, Орден Гора, Лига Теней и т. д.), и несколько сотен свободных полисов.</text:p>
      <text:p text:style-name="P1"/>
      <text:p text:style-name="P2">Северо-Восточный Альянс</text:p>
      <text:p text:style-name="P1">Состав:</text:p>
      <text:list xml:id="list6641541954453704321" text:style-name="L1">
        <text:list-item>
          <text:p text:style-name="P14">светлые чародеи (5617 - Наши дни)</text:p>
        </text:list-item>
        <text:list-item>
          <text:p text:style-name="P14">темные чародеи (5617 — 6002; эта школа была уничтожена в результате катастрофы)</text:p>
        </text:list-item>
        <text:list-item>
          <text:p text:style-name="P14">светлые маги природы (5617 - Наши дни)</text:p>
        </text:list-item>
        <text:list-item>
          <text:p text:style-name="P14">темные маги природы (5617 - Наши дни)</text:p>
        </text:list-item>
        <text:list-item>
          <text:p text:style-name="P14">темные биоманты (5617 - Наши дни)</text:p>
        </text:list-item>
        <text:list-item>
          <text:p text:style-name="P14">светлые анимаги (5617 - Наши дни)</text:p>
        </text:list-item>
        <text:list-item>
          <text:p text:style-name="P14">темные анимаги (5617 - Наши дни)</text:p>
        </text:list-item>
        <text:list-item>
          <text:p text:style-name="P14">светлые биоманты (5617 - Наши дни)</text:p>
        </text:list-item>
        <text:list-item>
          <text:p text:style-name="P14">светлые биоморфы (5617 — 6102, добровольный выход из состава Альянса)</text:p>
        </text:list-item>
        <text:list-item>
          <text:p text:style-name="P14">темные биоморфы ((5617 — 6151, были изгнаны в связи с изменением школы <text:s/>под <text:s/>воздейства Прорыва)</text:p>
        </text:list-item>
        <text:list-item>
          <text:p text:style-name="P14">светлые шаманы (5705 — 6151, были изгнаны в связи с изменением школы под <text:s/>воздейства Прорыва)</text:p>
        </text:list-item>
        <text:list-item>
          <text:p text:style-name="P14">светлые пироманты (6000 - Наши дни)</text:p>
        </text:list-item>
        <text:list-item>
          <text:p text:style-name="P14">техномаги (6401 - Наши дни)</text:p>
        </text:list-item>
        <text:list-item>
          <text:p text:style-name="P14">темные геоманты (5617 - Наши дни)</text:p>
        </text:list-item>
      </text:list>
      <text:p text:style-name="P3"/>
      <text:p text:style-name="P3">Государственный строй: военно-экономическая аристократия</text:p>
      <text:p text:style-name="P3">Форма государственного правления: магократическая республика</text:p>
      <text:p text:style-name="P3">Высший орган государственной власти: Высший Совет Альянса во главе с Председателем</text:p>
      <text:p text:style-name="P3"><text:soft-page-break/>Высший законодательный орган власти: Совет депутатов Альянса</text:p>
      <text:p text:style-name="P3">Высший исполнительный и судебный орган власти: Комитет безопасности Альянса</text:p>
      <text:p text:style-name="P3">Идеология: милитаристический либерализм (ущемление прав части гражданского населения обосновывается как вынужденная необходимость ради государственной безопасности)</text:p>
      <text:p text:style-name="P3">Столица: Миргород</text:p>
      <text:p text:style-name="P3">Население: 1 550 000 000 чел.</text:p>
      <text:p text:style-name="P3"/>
      <text:p text:style-name="P4">Северо-Восточный Альянс образовался с одной-единственной целью — очистить от монстров и аномалий леса северо-востока полигона Фейрер, потому что даже в конце шестого тысячелетия маги, связанные с силами природы, прогнозировали агрокризис. Помимо плодородной почвы на контролируемой СВА территории располагались богатые месторождения естественных кристаллов природной направленности, которые активно использовались в фармакологической промышленности. Для этих целей они заключили долгосрочный договор с Гильдией Приключенцев. До сих пор влияние ГП в Альянсе крайне велико. Миргород, столица СВА, также является местом расположения центральной штаб-квартиры ГП.</text:p>
      <text:p text:style-name="P4">На территории Альянса, помимо фармакологической промышленности и сельского хозяйства, также располагается несколько оружейных компаний, активно развита сфера услуг. Основные направленности — туризм и обслуживание членов ГП.</text:p>
      <text:p text:style-name="P4">По причине крайне требовательности к экологии, на территории СВА очень плохо развита тяжелая промышленность, весьма ограничено ведется добыча полезных ископаемых. Основной доход Альянса <text:s/>идет от сельского хозяйства, фармакологии и ГП.</text:p>
      <text:p text:style-name="P4">Столица СВА – город Миргород – одно из древнейших поселений на полигоне Фейрер. Он был основан ещё в 550 г. Фейрер-2, обнаружившими, откуда приходили большинство Аватаров. Поющие, предки современных чародеев, организовали там форпост для встречи новых мироходцев. После консервации Убежища (сети лабораторий, где и появились на свет Фейрер) в 581 г., большая часть людей переселилась к этой крепости, образовав город. В 819 г. Фейрер-1 покинули город, оставив только небольшое консульство, для приема Аватаров – вампиров. В 1017 Поющие официально разделились на школы темных и светлых чародеев, поделив город по протекающей сквозь него реке Кареме. Границы территорий школ смещались в дальнейшем неоднократно. Разделение, хоть и исключительно формальное большую часть времени, просуществовало вплоть до 6002 г., когда все представители темной школы исчезли или погибли в результате неудачного ритуала неизвестной природы, проведенного высшими инициантами школы. Также, следствием этого ритуала стало появление аномальной зоны, известной как «Старый город». На данный момент эта территория окружена зоной отчуждения, её зачистка продолжается, но особого прогресса не наблюдается.</text:p>
      <text:p text:style-name="P4">Потеря темных чародеев нанесла колоссальный ущерб Альянсу, в первую очередь обороноспособности и военной промышленности. День трагедии до сих пор носит название «Черного полдня» и отмечается национальным трауром.</text:p>
      <text:p text:style-name="P4">Альянс придерживается умеренно-либеральных и толерантных взглядов, законодательство относительно мягкое. Разрешены проституция, ряд наркотиков. Граждане Альянса поделены на 5 страт, которым делегированы разные гражданские права и обязанности:</text:p>
      <text:p text:style-name="P4">первая страта (категория) — самая низшая. Не имеют права голосовать, занимать государственные должности или владеть недвижимым имуществом более 50 кв метром в случае городской квартиры или 1 га в случае сельской местности. Платят пониженный налог. Имею право просить о повышении гражданской категории после 10 лет проживания на территории СВА при наличии постоянной работы или после окончания с отличием любого из государственных высших учебных заведений.</text:p>
      <text:p text:style-name="P4">Вторая страта (категория) — имеющие государственную визу гости государства. Не обладают правом голосовать, занимать государственные должности, владеть недвижимым <text:soft-page-break/>имуществом в сельском секторе, недвижимостью в городском секторе свыше 100 кв метров. Для получения этой страты необходимо в процессе получения визы подтвердить свое материальное благополучие (обладать имуществом на сумму не менее 80 тыс рупий). Имеют право на работу. В основном в эту страту входят Приключенцы (обычные туристы на территории Альянса не имеют политических прав, пользуются урезанными гражданскими правами и не имеют права перемещаться по части территорий без сопровождения сертифицированного гида, не имеют права на недвижимость)</text:p>
      <text:p text:style-name="P4">Третья страта (категория) — сюда автоматически попадают люди, родившиеся на территории Альянса и имеющие в родителях хотя бы одного гражданина любой категории, начиная с 25 лет в случае учебы в высшем учебном заведении Альянса или при наличии постоянной работы в течение предыдущих 5 лет. Имеют право служить в армии, занимать государственные должности низшего и среднего уровня, владеть недвижимостью в любых объемах.</text:p>
      <text:p text:style-name="P4">Четвертая страта (категория) — граждане, принадлежащие к одной из Династий Альянса, начиная с 25 лет в случае учебы в высшем учебном заведении Альянса или при наличии постоянной работы в течение предыдущих 5 лет. А также граждане, отслужившие в армии Альянса не менее 50 лет, граждане, имеющие высшее ученое звание, высшие военные награды или выплатившие за время жизни в Альянсе суммарный налог более 20 миллионов рупий. Имеют право служить в армии, занимать государственные должности любого уровня, владеть недвижимостью в любых объемах. Обладают гражданскими привилегиями различной степени (например, отказ от ментоскопирования, налоговые послабления или преимущество в гражданских и уголовных прениях). По факту — аристократия.</text:p>
      <text:p text:style-name="P4">Пятая страта (категория) — высшие государственные чины, иницианты пятого круга посвящения, главы школ, Князья. Обладают значительными гражданскими преимуществами и рядом авторитарных прав (???), например, право Князей рекрутировать любого гражданина Альянса или право члена Совета Альянса воспользоваться любым имуществом иницианта своей школы.</text:p>
      <text:p text:style-name="P4">Тем не менее, органами власти Альянса практикуется весьма нетипичная для либерального государства практика формирования и активного использования военно-полицейских подразделений с крайне широкими полномочиями, так называемых князей. Князья избираются из числа высокопоставленных членов ГП в период обострения политической обстановки. Они обладают практически неограниченными полномочиями и обязаны отчитываться только перед председателем Совета Альянса. В частности, князья могут творить полевой суд, рекрутировать любого военнообязанного гражданина Альянса, любого члена ГП, зарегистрированного на территории СВА, и любое воинское подразделение, зарегистрированное в Альянса. При вступлении в должность и до снятия с себя полномочий князья носят на себе сложный магический артефакт — перстень (или печать) князя. Помимо того, что перстень является символом власти князя, он также ведет запись и трансляцию всех действий князя, пока находится на нем.</text:p>
      <text:p text:style-name="P4">В Альянсе очень развито искусство. Большая часть известных, легендарных и популярных деятелей искусства либо родом из Альянса, либо долгое время в нем учились, так как именно на его территории находится прославленная Академия Пяти Огней.</text:p>
      <text:p text:style-name="P4">Политические отношения на данный момент:</text:p>
      <text:p text:style-name="P4">Случившаяся в 6230-м году экологическая катастрофа, названная позже Агрокризис, практически не коснулась территорий, оберегаемых Альянсом. Развитое сельское хозяйство сделало Альянс не просто главным мировым поставщиком природных ресурсов и сельхозпродукции, а единственным, очень быстро превратив СВА в богатейшую сверхдержаву.</text:p>
      <text:p text:style-name="P4">Из-за своей либеральной политики Альянс часто исполнял роль третейского судьи в переговорах между часто конфликтующими Конклавом и Евросоюзом.</text:p>
      <text:p text:style-name="P4">«Почему ты думаешь, что если ты платишь деньги, твое слово здесь закон? Ты пришел и просишь у меня помощи, а потом говоришь, что мои советы тебе не нравится. <text:soft-page-break/>Мужик, можешь забирать свои тенге и катиться ко всем демонам. Я гораздо нужнее тебе, чем ты мне» - Гвейдон Бард, светлый чародей 3 круга посвящения восточного пламени.</text:p>
      <text:p text:style-name="P4"/>
      <text:p text:style-name="P4">Стереотипы:</text:p>
      <text:p text:style-name="P4">Конклав: Эти ребята слишком отмороженные, чтобы на них можно было бы в чем-то положиться, но по крайней мере с ними не скучно.</text:p>
      <text:p text:style-name="P4">Евросоюз: Святые отцы слишком привыкли все получать на халяву, но с нами этот фокус не пройдет.</text:p>
      <text:p text:style-name="P4">Альбион: Парням крупно подфартило. Кто-то, может, и не скажет, что это удача — постоянно сидеть на бочке с ураном и отбиваться от атак зеленомордых, но как по мне — это настоящий два в одном: и прибыль, и развлечение.</text:p>
      <text:p text:style-name="P4">Орден Гора: Эй, эй, слышал те клевые истории про чуваков в темных мантиях, которые пытались захватить мир, но у них ничего вышла из-за идиотизма их подчиненных? Так вот, отличие одно — у Гильдии Гора мантии были красные. Но это не отменяет того, что они клевые.</text:p>
      <text:p text:style-name="P4">Свободные полисы: Мужик, я не могу сказать тебе что-то общее про всех них, им всем нужно слишком разное. Но у большинства есть деньги, чтобы мы могли продать им это разное и нужное. Но в остальном они никому не интересны.</text:p>
      <text:p text:style-name="P4"/>
      <text:p text:style-name="P5">Евросоюз</text:p>
      <text:p text:style-name="P5"/>
      <text:p text:style-name="P4">Состав:</text:p>
      <text:list xml:id="list1339162754558850258" text:style-name="L2">
        <text:list-item>
          <text:p text:style-name="P15">клирики Саваофа (5617 — наши дни)</text:p>
        </text:list-item>
        <text:list-item>
          <text:p text:style-name="P15">светлые маги духа (5617 — наши дни)</text:p>
        </text:list-item>
        <text:list-item>
          <text:p text:style-name="P15">светлые маги хаоса (5617 — наши дни)</text:p>
        </text:list-item>
        <text:list-item>
          <text:p text:style-name="P15">светлые маги воздуха (5617 — наши дни)</text:p>
        </text:list-item>
        <text:list-item>
          <text:p text:style-name="P15">светлые электромаги (5617 — наши дни)</text:p>
        </text:list-item>
        <text:list-item>
          <text:p text:style-name="P15">светлые маги пространства (5617 — наши дни)</text:p>
        </text:list-item>
        <text:list-item>
          <text:p text:style-name="P15">светлые маги сметри (5617 — наши дни)</text:p>
        </text:list-item>
        <text:list-item>
          <text:p text:style-name="P15">светлые маги иллюзий (5617 — наши дни)</text:p>
        </text:list-item>
        <text:list-item>
          <text:p text:style-name="P15">светлые маги света (5617 — наши дни)</text:p>
        </text:list-item>
        <text:list-item>
          <text:p text:style-name="P15">темные маги света (5617 — наши дни)</text:p>
        </text:list-item>
        <text:list-item>
          <text:p text:style-name="P15">светлые маги зеркал (5617 — 6051; добровольный выход из состава союза)</text:p>
        </text:list-item>
        <text:list-item>
          <text:p text:style-name="P15">светлые маги крови (5617 — 5701; добровольных выход из состава союза)</text:p>
        </text:list-item>
        <text:list-item>
          <text:p text:style-name="P15">светлые маги воды (6154 — наши дни)</text:p>
        </text:list-item>
        <text:list-item>
          <text:p text:style-name="P15">демонологи (5617 — 6151; официальное включение школы в состав клириков Саваофа)</text:p>
        </text:list-item>
      </text:list>
      <text:p text:style-name="P3"/>
      <text:p text:style-name="P3">Государственный строй: теократия</text:p>
      <text:p text:style-name="P3">Форма государственного правления: теократическая монархия</text:p>
      <text:p text:style-name="P3">Высший орган государственной власти: Всеотец Церкви</text:p>
      <text:p text:style-name="P3">Высший законодательный орган власти: Священный Собор</text:p>
      <text:p text:style-name="P3">Высший исполнительный орган власти: Милиция Церкви</text:p>
      <text:p text:style-name="P3">Высший судебный орган власти: Святая Инквизиция</text:p>
      <text:p text:style-name="P3">Идеология: теократия</text:p>
      <text:p text:style-name="P3">Столица: <text:s/>Ватикан</text:p>
      <text:p text:style-name="P3">Население: 900 000 000 Фейрер, 40 000 000 ярров</text:p>
      <text:p text:style-name="P3"/>
      <text:p text:style-name="P6">Евросоюз образовался вокруг Ватикана, одного из древнейших городов Улара. Ватикан впервые был основан еще в 560 году старой эпохи группой Фейрер-2 под предводительством священника-аватара по имени <text:span text:style-name="Основной_20_шрифт_20_абзаца"><text:span text:style-name="T1">Франси́ско Химéнес де Сиснéрос</text:span></text:span>. Этот <text:soft-page-break/>священник сумел организовать христианский культ на основании изначального поселения Фейрер-2 (Убежища). Когда количество верующих достигло критической отметки, бог по имени Саваоф смог явить себя в мире Альтерры. Своих вернейших почитателей он наделил особыми силами, до того момента неизвестными Фейрер. Так как новообразовавшийся культ пытался жить по радикальным религиозным заповедям, сильно отличавшимися от законов Убежища, в 560 году старой эры сетке пришлось его покинуть. Дойдя до плодородных на тот момент земель на юге полигона Фейрер, культисты основали город Ватикан. <text:span text:style-name="Основной_20_шрифт_20_абзаца"><text:span text:style-name="T1">Франси́ско Химéнес де Сиснéрос</text:span></text:span> стал первым Всеотцом Церкви Света (Франциско Первым). В 1568 году Ватикан становится достаточно влиятельным, чтобы объявить о протекторате соседствующих с ним полисов. С этого момента начинается активная экспансия Ватикана. По сути своей, как ни иронично, Союз является наименее общественным государственным образованием из существующих на данный момент. Входящие в союз школы обладают исключительно номинальной властью.</text:p>
      <text:p text:style-name="P6">В силу специфики школы клириков, они восстановили большую часть своих технологий значительно раньше остальных школ, поэтому в 5617 году Церковь аннексировала все находящиеся поблизости полисы. Однако из-за своей, ныне признанной ошибочной идеологии «греховной и чистой сторон магии» темные школы изгонялись со своих земель, за исключением магов света (в т.ч. темных). Впоследствии это привело к образованию Конклава.</text:p>
      <text:p text:style-name="P6">Все граждане Евросоюза номинально равны. Однако значительной частью прав и гражданских обязанностей обладают только граждане, имеющие церковный сан, например: возможность служить в регулярных войсках (остальные могут служить лишь в ополчении и милиции (Железный и Бронзовый Легионы)), занимать любые государственные должности, владеть недвижимым имуществом в городской черте.</text:p>
      <text:p text:style-name="P6">На территории Евросоюза активно развита легкая и тяжелая промышленности. Основные отрасли: синтетическая пища и освященная техника., хотя Евросоюз придерживается политики полной независимости от импортных поставок. Также Евросоюз активно вкладывает финансы в сферу туризма, т. к. практически вся недвижимость в городах принадлежит государству, активно развивается архитектура. Ватикан считается красивейшим городом мира.</text:p>
      <text:p text:style-name="P6">Евросоюз придерживается жестких и авторитарных взглядов, законодательство жесткое. Большая часть наркотиков находится под запретом. Проституция, театры, изобразительные искусства (за исключением архитектуры) запрещены. Применение магии школы чародеев запрещены и караются смертной казнью. (для понимания атмосферы Евросоюза, комикс и фильм «<text:span text:style-name="Основной_20_шрифт_20_абзаца"><text:span text:style-name="T2">V</text:span></text:span> значит вендетта»)</text:p>
      <text:p text:style-name="P6">Функции исполнительной власти в Союзе официально разделены между тремя Легионами. Что любопытно, абсолютно все Легионы номинально считаются армией.</text:p>
      <text:list xml:id="list2846035303026935036" text:style-name="L3">
        <text:list-item>
          <text:p text:style-name="P16">Железный Легион. В нем состоят все дееспособные граждане Союза, достигшие 16 лет. Железный Легион, помимо армейских функций, выполняет также обязанности низшего полицейского состава. Все члены Железного Легиона призываются на службу для выполнения полицейских обязанностей раз в пять лет на срок в два месяца.</text:p>
        </text:list-item>
        <text:list-item>
          <text:p text:style-name="P16">Бронзовый Легион. Служащие в нем выполняют старшие полицейские функции и функции регулярной армии на контрактной основе. Минимальный срок контракта — 30 лет. Вступить в Бронзовый Легион имеет право любой гражданин Союза.</text:p>
        </text:list-item>
        <text:list-item>
          <text:p text:style-name="P16">Серебряный Легион — низший Легион Инквизиции. Выполняет функции региональных судов, высших надзирательных органов. Служба в Серебряном Легионе обязательна для любого начинающего инквизитора. Обладает крайне широкими полномочиями, уступающими только Святой Инквизиции и Всеотцу Церкви.</text:p>
        </text:list-item>
      </text:list>
      <text:p text:style-name="P3"/>
      <text:p text:style-name="P3">Политические отношения на данный момент:</text:p>
      <text:p text:style-name="P7">Политика «избранности» и превосходства, проводимая в течение нескольких веков, привела к тому, что на данный момент Евросоюз — единственное государство на полигоне <text:soft-page-break/>Фейрер, способное похвастаться абсолютной экономической независимостью. Также Евросоюз является государством с наиболее высоким уровнем жизни для гражданского населения.</text:p>
      <text:p text:style-name="P7">Евросоюз активно применяет политику протекторатства и идеологического влияния. Даже многие из полисов, не входящих в состав Союза, являются политическими союзниками Евросоюза в результате длительной идеологической пропагандистской обработки.</text:p>
      <text:p text:style-name="P7">Противостояние Евросоюза и Конклава за долгое время своего существования прочно въелась в менталитет граждан обеих сверхдержав. Вокруг холодной войны с Конклавом строится большая часть как внутренней, так и внешней политики Евросоюза.</text:p>
      <text:p text:style-name="P7">Типичная цитата типичного представителя :)</text:p>
      <text:p text:style-name="P7">«Все в человеке — это борьба между Светом и Тьмой. И разве не глупо предпочитать Тьму Свету? И разве не Церковь Света — наиболее логичный путь построить рай на земле?»</text:p>
      <text:p text:style-name="P7"/>
      <text:p text:style-name="P7">Стереотипы:</text:p>
      <text:p text:style-name="P7">Конклав: Лишь твердая власть может построить благополучное государство. Мне горько осознавать, что в наше время даже шайку разбойников и рэкетиров могут признать законным правительством.</text:p>
      <text:p text:style-name="P7">Северо-Восточный Альянс: Бог дал им все, чтобы построить истинную утопию, но им явно не хватает жесткости и решительности: некоторые тяжелые решения должны быть приняты. Для этого и была создана Церковь.</text:p>
      <text:p text:style-name="P7">Альбион: Я надеюсь, они скоро поймут, что какими бы ценными ресурсами ни была богата их земля, народ <text:s/>не сможет есть железо, читать сталь и слушать чугун.</text:p>
      <text:p text:style-name="P7">Орден Гора: У всякого в замысле Света есть цель и предназначение. Орден Гора показал нам, как опасна может быть гордыня.</text:p>
      <text:p text:style-name="P7">Свободные полисы: Они лишь отара без пастыря. Многие боятся нас, помня о Днях Гнева, но времена, когда мы обязаны были выжигать любое инакомыслие, давно прошли. Лишь глупцы видят сейчас в Церкви, как там сказал <text:span text:style-name="Основной_20_шрифт_20_абзаца"><text:span text:style-name="T1">господин Густав Красный (Глава полиса Вулкан и Кузнечного Союза)</text:span></text:span><text:span text:style-name="Основной_20_шрифт_20_абзаца"><text:span text:style-name="T4">,</text:span></text:span> «кучку старых мракобесов с атомной бомбой».</text:p>
      <text:p text:style-name="P7"/>
      <text:p text:style-name="P8">Конклав</text:p>
      <text:p text:style-name="P7"/>
      <text:p text:style-name="P4">Состав:</text:p>
      <text:list xml:id="list40503587" text:style-name="L2">
        <text:list-item>
          <text:p text:style-name="P15">клирики Оли-Гаала (6151 — наши дни)</text:p>
        </text:list-item>
        <text:list-item>
          <text:p text:style-name="P15">темные маги духа (5617 — наши дни)</text:p>
        </text:list-item>
        <text:list-item>
          <text:p text:style-name="P15">темные маги хаоса (5617 — наши дни)</text:p>
        </text:list-item>
        <text:list-item>
          <text:p text:style-name="P15">темные маги воздуха (5617 — наши дни)</text:p>
        </text:list-item>
        <text:list-item>
          <text:p text:style-name="P15">темные электромаги (5617 — наши дни)</text:p>
        </text:list-item>
        <text:list-item>
          <text:p text:style-name="P15">темные маги пространства (5617 — наши дни)</text:p>
        </text:list-item>
        <text:list-item>
          <text:p text:style-name="P15">темные маги сметри (5617 — наши дни)</text:p>
        </text:list-item>
        <text:list-item>
          <text:p text:style-name="P15">темные маги иллюзий (5617 — наши дни)</text:p>
        </text:list-item>
        <text:list-item>
          <text:p text:style-name="P15">темные маги зеркал (5617 — 6051; добровольный выход из состава союза)</text:p>
        </text:list-item>
        <text:list-item>
          <text:p text:style-name="P15">темные маги крови (5617 — 5701; добровольных выход из состава союза)</text:p>
        </text:list-item>
        <text:list-item>
          <text:p text:style-name="P15">темные маги воды (6154 — наши дни)</text:p>
        </text:list-item>
        <text:list-item>
          <text:p text:style-name="P15">оборотни (6102 – наши дни)</text:p>
        </text:list-item>
        <text:list-item>
          <text:p text:style-name="P15">биоморфы (6162 – наши дни)</text:p>
        </text:list-item>
        <text:list-item>
          <text:p text:style-name="P15">лоа (6154 – наши дни)</text:p>
        </text:list-item>
        <text:list-item>
          <text:p text:style-name="P15">бестии (6175 – наши дни)</text:p>
        </text:list-item>
      </text:list>
      <text:p text:style-name="P3"/>
      <text:p text:style-name="P3">Государственный строй: социал-анархия</text:p>
      <text:p text:style-name="P3">Форма государственного правления: социал-анархия</text:p>
      <text:p text:style-name="P3">Высший орган государственной власти: Конклав</text:p>
      <text:p text:style-name="P3"><text:soft-page-break/>Высший законодательный орган власти: отсутствует</text:p>
      <text:p text:style-name="P3">Высший исполнительный и судебный орган власти: отсутствует</text:p>
      <text:p text:style-name="P3">Идеология: анархия</text:p>
      <text:p text:style-name="P3">Столица: <text:s/>Адисс-Абеба</text:p>
      <text:p text:style-name="P3">Население: 3 560 000 000 человек</text:p>
      <text:p text:style-name="P3"/>
      <text:p text:style-name="P9">Конклав был образован в 5700 году как союз школ, изгнанных с территории расширяющегося Евросоюза. Вокруг противостояния с Евросоюзом строится большая часть жизни Конклава. Исторически так сложилось, что первые поселения Конклава образовались вокруг древнего города Адисс-Абеба. Этот город и окружающие его земли особенно сильно пострадали во время Смутного Времени. Однако Адисс-Абеба в свое время привлек беженцев с территории Союза легко восстановимыми оборонительными сооружениями, а также сохранившимися библиотеками, хранилищами артефактов, промзонами и прочим. Именно поэтому новое общество начало складываться именно вокруг этого города.</text:p>
      <text:p text:style-name="P9">На территории Конклава не так много промышленных объектов, достойных внимания с точки зрения международной политики и экономики. Слабым местом Конклава всегда являлась крайне слабо выраженная государственность. Тем не менее, необходимо отметить такие частные объединения, как Цех (объединение техномагов, изначально не присоединившихся к Гильдии Гора), Паутинка (ренегаты Лиги Теней: хорошо налаженное алхимическое производство), Концерн Риоваля (ренегаты биократов, темные биоманты и ренегаты школы демонологии). В остальном промышленность Конклава представлена кустарным ремеслом и региональным производством. Единственный товар, который активно экспортирует Конклав — дешевые наемники.</text:p>
      <text:p text:style-name="P9">Юридическая система Конклава весьма любопытна и оригинальна. По сути своей, она сводится к двум достаточно расплывчатым законам: право сильного и обязанность чести. Право сильного подразумевает, что любые конфликты разрешаются с позиции силы. Обязанность чести преимущественно регулирует порядок выявления сильнейшего. В остальном жизнь граждан Конклава регулируется традициями и общепринятыми в Конклаве понятиями о порядочности.</text:p>
      <text:p text:style-name="P9">В отличие от Альянса и Союза, в Конклаве нет ярко выраженного доминирования столичного города над окружающими территориями. На территории Конклава существует 4 примерно равнозначных поселения — Адисс-Абеба, Альмира, Старуул и Урк. <text:s/>По совместительству эти города являются штаб-квартирами крупнейших военных группировок (банд) Конклава. В Адисс-Абебе Дикие Святые, в Альмире Цех, в Старууле Концерн, в Урке Паутинка.</text:p>
      <text:p text:style-name="P9">Банды — это своего рода каста среди граждан Конклава, традиционно пользующиеся большим уважением и большей властью, нежели остальные граждане. Банды занимаются исключительно войной и покровительством определенным ремесленникам или, в случае крупных банд, целым промышленным сферам. Война между бандами за «кормушки» - естественное состояние для Конклава. Мелкие банды дерутся за то, кому будет платить за защиту мелкий спекулянт и платят более крупным бандам за то, что те позволяют тем продолжать жить.</text:p>
      <text:p text:style-name="P9">В 6603 году Гильдия Гора организовывает группу войск «Псы войны», основным поставщиком человеческого ресурса для которой служат наиболее бедные слои общества в Конклаве. Идея оказывается удачной, и гореане начинают активную экономическую поддержку Конклава, преимущественно поставками дешевой, но достаточно качественной техники и вооружения. Эти действия приводят к значительному ослаблению группировки «Цех». В 6690-х годах группировки «Паутинка», «Дикие святые» и «Стальные лбы» начинают перераздел города Альмира и его окрестностей. Вспышки кровопролитного противостояния сменяются вооруженным нейтралитетом на протяжении почти 40 лет. Тем не менее, к 6733 году при участии Князей Вечности происходит атака города находящейся на орбите Улара мобильной космической крепостью «Молот Грома», в результате которой <text:soft-page-break/>большая часть Альмиры была уничтожена. То, что осталось от Альмиры, было аннексировано «Паутинкой». «Цех» стал частью этой группировки. На данный момент «Паутинка», получив завидный приз в виде пусть полуразрушенной, но до сих пор ценной Альмиры, вопреки прогнозам аналитиков и расчетам банд-конкурентов, полностью прекратила дальнейшую экспансию и практически самоустранилась от политической борьбы, полностью сосредоточившись на восстановлении и расширении захваченной промышленности Цеха (для того, чтобы проникнуться атмосферой — книги и фильмы про русскую революцию и первые годы советской власти)</text:p>
      <text:p text:style-name="P9">Типичная цитата типичного Конклавовца: «Опасно? Ну не знаю, не щелкай клювом, не води жалом — и будешь весь в шоколаде. Его парни тоже не конченные, приключенцев без темы утюжить, так что не борзей и живи спокойно.»</text:p>
      <text:p text:style-name="P9">Стереотипы:</text:p>
      <text:p text:style-name="P9">Евросоюз: … ...! Мы еще наваляем этим … за все, что они нам …, …! Все …, что ты вокруг видишь, из-за этих …</text:p>
      <text:p text:style-name="P9">Альянс: Не, с торгашами дело иметь можно. Но иметь дело и доверять — очень разные понятия, сечешь?</text:p>
      <text:p text:style-name="P9">Альбион: Кто? Ты про этих … с Северных островов? Я слышал, они нарыли там у себя какие-то ништяки, и все вокруг их резко захотели, но они слишком далеко от нас. Хотя, если ЕС попытается заполучить это — мы с радостью надаем ему по наглой святой морде.</text:p>
      <text:p text:style-name="P9">Орден Гора: Уважаю. Серьезно уважаю! Они круты. Что? Пытались захватить мир? Это было слишком давно, еще до моего рождения. Я никогда об этом не слышал.</text:p>
      <text:p text:style-name="P9">Свободные полисы: Лох — не Фэйр, лох не вымрет, если ты меня понимаешь. Ну и сказать о них, в общем, больше нечего.</text:p>
      <text:p text:style-name="P9"/>
      <text:p text:style-name="P10">Альбион</text:p>
      <text:p text:style-name="P10"/>
      <text:p text:style-name="P9">Состав:</text:p>
      <text:list xml:id="list4077974253909887142" text:style-name="L4">
        <text:list-item>
          <text:p text:style-name="P17">светлые геоманты (6200 - …)</text:p>
        </text:list-item>
        <text:list-item>
          <text:p text:style-name="P17">клирики Мааль-Бли (6200 - …)</text:p>
        </text:list-item>
        <text:list-item>
          <text:p text:style-name="P17">свободный полис Уэллс (6200 - …)</text:p>
        </text:list-item>
      </text:list>
      <text:p text:style-name="P3">Государственный строй: коммунизм</text:p>
      <text:p text:style-name="P3">Форма государственного правления: парламентская республика</text:p>
      <text:p text:style-name="P3">Высший орган государственной власти: Совет Мастеров</text:p>
      <text:p text:style-name="P3">Высший законодательный орган власти: Совет Мастером</text:p>
      <text:p text:style-name="P3">Высший исполнительный орган власти: Стражи Альбиона</text:p>
      <text:p text:style-name="P3">Высший судебный орган власти: Совет Мастеров</text:p>
      <text:p text:style-name="P3">Идеология: либерально-коммунистическая</text:p>
      <text:p text:style-name="P3">Столица: Лондиниум</text:p>
      <text:p text:style-name="P3">Население: 8 500 000 человек</text:p>
      <text:p text:style-name="P3"/>
      <text:p text:style-name="P11">Альбион образовался по Договору 6200 года между городом Лондиниумом, полисом клириков Мааль-Бли Белфастом и свободным полисом Уэллсом для обороны от огров, которые к тому моменту расплодились достаточно, чтобы им стало тесно на Ледяном полуострове, и они двинулись в набегах на юг. Для лучшей обороны Альбион воздвиг полосу укреплений, известную как Альбионская Стена. В 6367 году за Стеной на территории огров была обнаружено единственное месторождение радиоактивного металла — урана – на территории полигона Фейрер со времен Смутной эры. Неподалеку от него были обнажены также месторождения железа, олова, свинца и некоторых других металлов. Практически сразу Альбион объявил о закладке нового полиса Нью-Касла. Добыча этих полезных ископаемых быстро вывела Альбион в число богатейших государств мира. Большую часть ресурсов у Альбиона на данный момент покупает Северо-Восточный Альянс в обмен на: еду, медикаменты, артефакты и технику военного назначения для стражей стены, <text:soft-page-break/>горнодобывающие технологии и льготы на найм бойцов Гильдии Приключенцев. Альянс, на данный момент, делает все возможное для прекрасных отношений с Альбионом, как на политическом, так и на бытовом уровне.</text:p>
      <text:p text:style-name="P11">Именно на территории Альбиона находится древнейшая и крупнейшая Арена Гильдии Приключенцев.</text:p>
      <text:p text:style-name="P11">Типичная цитата: Рассказать тебе о нашем государстве? Чужак, ты выбрал не лучшее место и не лучшего собеседника для такого разговора. Уходи — или я сдам тебя стражам!</text:p>
      <text:p text:style-name="P3"><text:tab/>Стереотипы:</text:p>
      <text:p text:style-name="P7">Северо-Восточный Альянс: Они многое сделали для Альбиона. Я прекрасно понимаю, что они не бескорыстны, но в отличие от других, они предлагают что-то реальное взамен наших ресурсов.</text:p>
      <text:p text:style-name="P7">Евросоюз: Много слов, мало дела. Их пылкие речи не стоят столько, сколько они просят.</text:p>
      <text:p text:style-name="P7">Конклав: Они ничего нам не предложили в обмен на металлы, но ради разнообразия они и не попросили их у нас.</text:p>
      <text:p text:style-name="P7">Орден Гора: <text:s/>Альбион — одно из немногих мест, куда не дошел Орден Гора. Возможно, поэтому мы можем сейчас быть объективны: они совершали ошибки в прошлом, но сейчас они занимаются очень полезным делом, и я встречу гореанина как гостя на своей земле.</text:p>
      <text:p text:style-name="P7">Свободные полисы: Мы сейчас играем в игры, где они лишь фигуры, а не игроки.</text:p>
      <text:p text:style-name="P7"/>
      <text:p text:style-name="P8">Орден Гора</text:p>
      <text:p text:style-name="P8"/>
      <text:p text:style-name="P7">Состав:</text:p>
      <text:list xml:id="list8082679925232769223" text:style-name="L5">
        <text:list-item>
          <text:p text:style-name="P19">светлые техномаги (6147 — 6733)</text:p>
        </text:list-item>
        <text:list-item>
          <text:p text:style-name="P19">темные техномаги (6147 — 6733)</text:p>
        </text:list-item>
        <text:list-item>
          <text:p text:style-name="P19">технократы (6733 - …)</text:p>
        </text:list-item>
      </text:list>
      <text:p text:style-name="P3">Государственный строй: абсолютная монархия</text:p>
      <text:p text:style-name="P3">Форма государственного правления: Иерархия</text:p>
      <text:p text:style-name="P3">Высший орган государственной власти: <text:s/>номинально — Совет Старших, фактически — Центральный анализатор</text:p>
      <text:p text:style-name="P3">Высший законодательный, исполнительный и судебный органы власти: Генералы Ордена Гора</text:p>
      <text:p text:style-name="P3">Идеология: технофашизм</text:p>
      <text:p text:style-name="P3">Столица: Отсутствует</text:p>
      <text:p text:style-name="P3">Население: <text:span text:style-name="Основной_20_шрифт_20_абзаца"><text:span text:style-name="T5">~ 10 000 000</text:span></text:span> человек</text:p>
      <text:p text:style-name="P3"/>
      <text:p text:style-name="P12">Орден Гора (в прошлом Гильдия Гора) был создан пятью уцелевшими генералами города 312 после его разрушения Князьями Вечности в 6147 году. Первоначально основной идеей для создании Гильдии Гора была организация разобщенных представителей техномагических школ, возрождение города техномагов. После достижения этих целей Гильдия Гора, возобновив идеи технофашизма, выдвинула инициативу создания международной дипломатической, полицейской, культурной и научно-технической организация, по аналогии с Гильдией Приключенцев, Гильдией Торговцев и Гильдией Искателей.</text:p>
      <text:p text:style-name="P12">Значительная часть свободных полисов и малых союзов поддержала эту инициативу, однако сверхдержавам (СВА, Конклаву и ЕС) эта идея не понравилась, и они ее провалили. Тем не менее в отсутствие достаточно влиятельной международной судебной организации, запретить свободным полисам поддерживать Гильдию Гора они не смогли. Расширение территорий, признающих гореанскую инициативу, продолжалось вплоть до 6401 года, когда СВА поставил Гильдии Гора ультиматум: либо гореане покидают значительную часть территорий, входящих в сферу интересов Альянса, либо Альянс объявляет Гильдии Гора <text:soft-page-break/>войну. СВА так и не получили ответа на этот ультиматум: прения о том, как следуют поступить, очень быстро привели к массовым гражданским беспорядкам и расколу Гильдии Гора. Наиболее консервативная часть, отказавшись от притязаний на статус международной Гильдии, заняла пустующие земли на востоке полигоне Фейрер. Более радикальная часть, в ходе последовавших «гореанских войн», была полностью уничтожена. О радикалах Гильдии, о причинах, ходе действия и последствиях гореанских войн — *см. отдельную статью «Гильдия Гора» (скорее всего на сайте)*.</text:p>
      <text:p text:style-name="P12">Ныне существующий Орден Гора, по сути своей, является городом техномагов/технократов, хотя и не имеет в своем составе города в географическом смысле этого слова. Гореане, поселившиеся на востоке, очень быстро обнаружили, что, хотя эти земли богаты (по меркам Альтерры) ресурсами, многие кланы огров считают эти земли своими, и не собираются терпеть на них кого бы то ни было. Вся история Ордена Гора — история войн с ограми. Что интересно и является поводом для слухов и сплетен во всех кабаках Фейрер, последние пару лет гореане практически свернули свою весьма успешную военную кампанию против огров, сосредоточившись на промышленности и укреплении своих <text:s/>полисов.</text:p>
      <text:p text:style-name="P12">Территория Гильдии Гора пролегает в основном в гористой местности, длинной полосой, на севере гранича с Альянсом, а на юге — с Конклавом. Также с запада орден граничит с Кузнечным союзом (маленький союз пяти бедных полисов).</text:p>
      <text:p text:style-name="P12">Идеологией гореан, определяющей почти все сферы их жизни, является технофашизм. Все гореане, начиная с 16летнего возраста, занимают определенное место в Иерархии сообразно своим способностям. Иерархия определяет круг обязанностей и права каждого члена Ордена. В ней 17 513 рангов, от первого (Пес войны — наемник, пушечное мясо) до высших (Генералы — признанные лучшие специалисты в каких-либо областях). Каждой профессией занимаются признанные специалисты в этой профессии. Профессий более или менее почетных — официально не существует, есть лишь более и менее почетные ранги в них.</text:p>
      <text:p text:style-name="P12">Законы гореан, в отличие от законов большинства других стран, строятся не на принципе наказания, а на принципе возмещения ущерба. То есть, например, убив человека, кормившего семью, вы обязаны пожизненно кормить его семью.</text:p>
      <text:p text:style-name="P12">Основной экономики Ордена Гора является промышленность: тяжелая, легкая и высокотехнологичная. Несмотря на то, что официально в Орден Гора входят только два школы, гореане с радостью принимают в свои ряды представителей иных школ. Единственное требование — согласие с идеологией Ордена Гора и достаточный уровень мастерства в какой-либо профессии.</text:p>
      <text:p text:style-name="P12">Типичная цитата типичного гореанина: То есть ты предлагаешь за мой станок каждый год в течение 10 лет выплачивать по 5 тонн зерна? Твое предложение не укладывается в экономическую модель рынка: с помощью этого станка ты сможешь производить гораздо больше. Пойми, я не торгуюсь — я прошу справедливую цену, это логично.</text:p>
      <text:p text:style-name="P12">Стереотипы:</text:p>
      <text:p text:style-name="P7">Северо-Восточный Альянс: Несмотря на наши трения в прошлом, в этом безумном и нелогичном мире государство поэтов и чародеев — единственные, с кем мы можем нормально, полноценно сотрудничать. Я считаю, это иронично.</text:p>
      <text:p text:style-name="P7">Евросоюз: Только Церковь может уберечь государство от хаоса? - смех — Я не говорю, что Гора были идеальными и построили утопию, но уж точно не святошам учить нас порядку.</text:p>
      <text:p text:style-name="P7">Конклав: Сброд и мясо. Впрочем, они...полезны.</text:p>
      <text:p text:style-name="P7">Альбион: Нас не связывает с ними ничего, кроме торговли. То, что именно они нашли эти ресурсы, лично их не характеризует никак — это лишь слепой случай.</text:p>
      <text:p text:style-name="P7">Свободные полисы: Это больная тема. Их неорганизованность — это не их проблема, как думают многие, это проблема нашего мира. Мы попытались это исправить, но вы знаете, <text:soft-page-break/>что из этого получилось.</text:p>
      <text:p text:style-name="P8">Лига теней</text:p>
      <text:p text:style-name="P8"/>
      <text:p text:style-name="P9">Состав:</text:p>
      <text:list xml:id="list40507710" text:style-name="L4">
        <text:list-item>
          <text:p text:style-name="P17">светлые маги тени (дата вступления неизвестна - ...)</text:p>
        </text:list-item>
        <text:list-item>
          <text:p text:style-name="P22">темные маги тени (дата вступления неизвестна - …)</text:p>
        </text:list-item>
        <text:list-item>
          <text:p text:style-name="P22">светлые маги тьмы (дата вступления неизвестна - …)</text:p>
        </text:list-item>
        <text:list-item>
          <text:p text:style-name="P22">темные маги тьмы (дата вступления неизвестна - ...)</text:p>
        </text:list-item>
      </text:list>
      <text:p text:style-name="P3">Государственный строй: магическая аристократия</text:p>
      <text:p text:style-name="P3">Форма государственного правления: аристократическая республика</text:p>
      <text:p text:style-name="P3">Высший орган государственной власти: Архимагистры (3 шт)</text:p>
      <text:p text:style-name="P3">Высший законодательный орган власти: Палата магистров</text:p>
      <text:p text:style-name="P3">Высший исполнительный орган власти: Тени</text:p>
      <text:p text:style-name="P3">Высший судебный орган власти: Палата Благочестия</text:p>
      <text:p text:style-name="P3">Идеология: изначально буржуазная республика, на данный момент — милитаризм</text:p>
      <text:p text:style-name="P3">Столица: <text:s/>Лига Теней</text:p>
      <text:p text:style-name="P3">Население: <text:s/>неизвестно</text:p>
      <text:p text:style-name="P3"/>
      <text:p text:style-name="P6">Абсолютно уникальное государственное образование, Лига Теней никогда не была на первых ролях в мировой политике, однако возрастом сравнима со сверхдержавами. К сожалению, в Смутную Эру летописи Лиги были утеряны, однако археологические исследования однозначно подтверждают, что Лига Теней существовала еще в Старую Эру. Первое упоминание о ней датируется 1753 годом Старой Эры в переписке между членом Лиги и Ватиканским политиком, желающим устранить конкурента руками ассасина Лиги.</text:p>
      <text:p text:style-name="P6">Наиболее ярко из всех школ, входящих в Лигу, за историю проявила себя школа светлых магов тени и созданная этой школой Гильдия Убийц. В самой Лиге эта профессия считалась вполне законной и даже уважаемой.</text:p>
      <text:p text:style-name="P6">Основными целями Лиги изначально были контроль трансмодального потока между полигонами Каэль и Фейрер и противодействие агрессивной политике Евросоюза, направленной против таких «нечистых» школ, как магия тьмы и магия теней. Все изменилось после первой западной войны: торговля между Каэль и Фейрер окончательно прервалась, и ее возобновление не предвиделось. Кроме того, все аналитики говорили о том, что в ближайшее время Каэль-Нейн предпримут вторую попытку захвата полигона Фейрер. Лига начала спешно переоборудоваться; именно это их и спасло. Во вторую западную войну войскам Закатного материка так и не удалось взять город Лиги, хотя блокада продолжалась до последних дней войны. Когда ударила Нигэрра, большая часть жителей Фейрер простилась с Лигой Теней — считалось, что в самом центре ворвавшегося в материальный мир Ничто целый огромный мегаполис уцелеть не сможет. Тем не менее, неизвестным способом Лига узнала о готовящейся Нигэрре и подготовилась. До сих пор неизвестно как, но они смогли перенести весь свой город со всеми жителями и немалой частью окружающих земель на иной План мироздания — План Вечной Тени. Мало того, они сумели еще и вернуться обратно!</text:p>
      <text:p text:style-name="P6">Однако не все было так радужно. Уничтоженный Нигэррой кусок планеты превратился в гноящуюся рану под названием Ядовитое Море (или Закатные болота), в самом центре которых и очутилась Лига. Последние несколько веков жители Лиги преимущественно не живут, а выживают, настолько суровы земли, в которых сейчас располагается их город. Единственный, кто предложил им реальную помощь и сделал что-то для спасения их народа — это Князь Вечности Шайтан, Двуединый Судия, крайне почитаемый ныне в Лиге вместе с остальными Князьями Вечности, в отличие от прочих богов.</text:p>
      <text:p text:style-name="P6">Лига Теней не производит товаров на экспорт; взаимоотношения с прочими государствами Фейрер на данный момент практически отсутствуют. Тем не менее, в <text:soft-page-break/>последние годы в различных городах вновь стали появляться заведения из сети кабаков «Дохлая корова», через которые (так исторически сложилось) традиционно получают заказы ассасины Лиги Теней.</text:p>
      <text:p text:style-name="P6">О внутреннем укладе Лиги известно крайне мало, однако у Лиги очень профессиональная и отлично оснащенная армия. Внутри Лиги явно развита механика, алхимия и артефакторика. Также, учитывая, с какой частотой появляются новые средства борьбы с Закатным болотом и элементы снаряжения для бойцов Лиги, очень развита наукоемкая сфера промышленности, да и наука в целом. Также известно, что социальный статус в Лиге определяется исключительно личной магической мощью. Принадлежность к сильной династии приветствуется, но не является решающим фактором. Чтобы проникнуться атмосферой — игра <text:span text:style-name="Основной_20_шрифт_20_абзаца"><text:span text:style-name="T2">Dishonored</text:span></text:span></text:p>
      <text:p text:style-name="P6">Типичная цитата типичного представителя: Если проблему можно решить за деньги — это не проблема, это расходы. Так давайте же обсудим ваши расходы и мои доходы.</text:p>
      <text:p text:style-name="P6">Стереотипы:</text:p>
      <text:p text:style-name="P7">Северо-Восточный Альянс: Они всесторонне поддерживают Князей Вечности, значит, они наши союзники. А трепаться попусту о союзниках я не привык.</text:p>
      <text:p text:style-name="P7">Евросоюз: У меня к ним двойственное отношение. С одной стороны, они — корень всех наших проблем. С другой стороны, на протяжении многих веков, именно они — главный источник дохода. Святым отцам далеко до святости, если вы понимаете, о чем я.</text:p>
      <text:p text:style-name="P7">Конклав: В свое время у первых основателей Конклава был шанс присоединиться к нам. Мы готовы были дать убежище пострадавшим от Евросоюза, однако, они предпочли жить на этом...стойбище. Ну что ж, мы не нанимались нести культуру и цивилизацию идейным варварам.</text:p>
      <text:p text:style-name="P7">Альбион: Слишком много шума. Так дела не делаются. Впрочем, мы еще не сказали им категорическое «нет».</text:p>
      <text:p text:style-name="P7">Орден Гора: От этих ребят нам уже много веков не поступало заказов, а это о чем-то да говорит.</text:p>
      <text:p text:style-name="P7">Свободные полисы: Вы знаете старую поговорку - «Мнение виспов шамана не волнует»?</text:p>
      <text:p text:style-name="P8">Свободные полисы</text:p>
      <text:p text:style-name="P8"/>
      <text:p text:style-name="P7">Состав:</text:p>
      <text:list xml:id="list939475715678709837" text:style-name="L6">
        <text:list-item>
          <text:p text:style-name="P20">приблизительно 10% полисы школ</text:p>
        </text:list-item>
        <text:list-item>
          <text:p text:style-name="P20">остальное — укрепившиеся разросшиеся и получившие независимость башни</text:p>
          <text:p text:style-name="P20">Государственный строй: преимущественно магическая аристократия</text:p>
          <text:p text:style-name="P20">Форма государственного правления: преимущественно магократия</text:p>
          <text:p text:style-name="P20">Органы власти: различаются</text:p>
          <text:p text:style-name="P20">Население: приблизительно 5 миллиардов человек</text:p>
        </text:list-item>
      </text:list>
      <text:p text:style-name="P7"/>
      <text:p text:style-name="P7">Большая часть свободных полисов, также как и малых союзов, находится приблизительно на одном уровне развития. На момент конца Второй Эпохи в большинстве таких поселений господствуют нищета, безработица, разруха и зашкаливающий уровень преступности. Тем не менее крупным государствам тоже не хватает ресурсов даже для собственных граждан, поэтому с нелегальными иммигрантами активно борятся. За последние десятилетия у границ Альянса и Евросоюза образовались настоящие города из депортированных нелегалов. Нередко случаются попытки грабительских рейдов, как на территории государств, так и на торговые пути Гильдии Негоциантов <text:span text:style-name="T4">заменить Г торговцев на негоциантов везде. </text:span><text:span text:style-name="T6">Большая часть этих попыток заведомо провальна. Немаловажную роль в этом играет технологическое отставание свободных полисов от уровня сверхдержав, порою доходящее до картины в духе «папуасы с дубинками бросаются под танки».</text:span></text:p>
      <text:p text:style-name="P7"><text:span text:style-name="T6">Как правило, нормально жить в свободном полисе могут либо члены организованных преступных группировок, либо члены Гильдий. Произведения для понимания атмосферы - </text:span><text:soft-page-break/><text:span text:style-name="T6">«Красная планета», произведения по вселенной </text:span><text:span text:style-name="T3">Shadowrun, «</text:span><text:span text:style-name="T7">9 район»</text:span></text:p>
      <text:p text:style-name="P7"><text:span text:style-name="T7">Типичная цитата типичного представителя: Ты зря морщишь лицо. Это для тебя прекрасный трофей — его защитный амулет. А посмотри, какие на нем сапоги! А его восхитительный плащ! Я знаю, кому его можно загнать. На такие деньги моя семья сможет жить месяц. И не выбрасывай его сломанный чарофон — я уверен, его можно починить. Покопаюсь на привале.</text:span></text:p>
      <text:p text:style-name="P7"><text:span text:style-name="T7">Стереотипы:</text:span></text:p>
      <text:p text:style-name="P7">Северо-Восточный Альянс: <text:s/>Эх, не трави душу! Мечтать жить там — это как мечтать жить в раю: так же хорошо и так же недостижимо. Они принимают только тех, кто может принести им пользу, а все остальные могут сдохнуть. Ничего, мы еще покажем этим зажравшимся ублюдкам!</text:p>
      <text:p text:style-name="P7">Евросоюз: <text:s/>Они говорят о терпении, они говорят о смирении, но я не собираюсь мириться с голодом и нищетой. Если они не перейдут от слов к делу, мы возьмем то, что нам нужно, силой.</text:p>
      <text:p text:style-name="P7">Конклав: Да, мой сосед Джейк свалил к ним, но, видишь, какая проблема: пока ты здесь, ты никому не нужный оборванец. А когда ты там — ты никому не нужный оборванец, да еще и чужак. Не вижу особого смысла сваливать туда.</text:p>
      <text:p text:style-name="P7">Альбион: Да, я говорил с их вербовщиками: они предлагали мне поехать на урановые шахты. Но, знаешь, я не верю этим зажравшимся альбионцам — они явно подмяли под себя славный городок Уэллс, сморили всех его жителей на шахтах, и теперь им нужны новые рабы. Ха! Но меня они так просто не проведут.</text:p>
      <text:p text:style-name="P7"><text:span text:style-name="T7">Орден Гора: Ублюдки! Они так много обещали, мы им так много дали взамен — и где обещанное? Где хотя бы то, что мы им дали? Нет уж, больше я оловянным солдатикам не доверюсь.</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OpenSymbol1"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ru" fo:country="RU"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ru" fo:country="RU"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Обычный"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Название_20_объекта" style:display-name="Название объекта"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Основной_20_шрифт_20_абзаца" style:display-name="Основной шрифт абзаца" style:family="text"/>
    <style:style style:name="Bullet_20_Symbols" style:display-name="Bullet Symbols" style:family="text">
      <style:text-properties style:font-name="OpenSymbol1" style:font-name-asian="OpenSymbol1" style:font-name-complex="OpenSymbol1"/>
    </style:style>
    <style:style style:name="WW_5f_CharLFO1LVL1" style:display-name="WW_CharLFO1LVL1" style:family="text">
      <style:text-properties style:font-name="OpenSymbol1" style:font-name-asian="OpenSymbol1" style:font-name-complex="OpenSymbol1"/>
    </style:style>
    <style:style style:name="WW_5f_CharLFO1LVL2" style:display-name="WW_CharLFO1LVL2" style:family="text">
      <style:text-properties style:font-name="OpenSymbol1" style:font-name-asian="OpenSymbol1" style:font-name-complex="OpenSymbol1"/>
    </style:style>
    <style:style style:name="WW_5f_CharLFO1LVL3" style:display-name="WW_CharLFO1LVL3" style:family="text">
      <style:text-properties style:font-name="OpenSymbol1" style:font-name-asian="OpenSymbol1" style:font-name-complex="OpenSymbol1"/>
    </style:style>
    <style:style style:name="WW_5f_CharLFO1LVL4" style:display-name="WW_CharLFO1LVL4" style:family="text">
      <style:text-properties style:font-name="OpenSymbol1" style:font-name-asian="OpenSymbol1" style:font-name-complex="OpenSymbol1"/>
    </style:style>
    <style:style style:name="WW_5f_CharLFO1LVL5" style:display-name="WW_CharLFO1LVL5" style:family="text">
      <style:text-properties style:font-name="OpenSymbol1" style:font-name-asian="OpenSymbol1" style:font-name-complex="OpenSymbol1"/>
    </style:style>
    <style:style style:name="WW_5f_CharLFO1LVL6" style:display-name="WW_CharLFO1LVL6" style:family="text">
      <style:text-properties style:font-name="OpenSymbol1" style:font-name-asian="OpenSymbol1" style:font-name-complex="OpenSymbol1"/>
    </style:style>
    <style:style style:name="WW_5f_CharLFO1LVL7" style:display-name="WW_CharLFO1LVL7" style:family="text">
      <style:text-properties style:font-name="OpenSymbol1" style:font-name-asian="OpenSymbol1" style:font-name-complex="OpenSymbol1"/>
    </style:style>
    <style:style style:name="WW_5f_CharLFO1LVL8" style:display-name="WW_CharLFO1LVL8" style:family="text">
      <style:text-properties style:font-name="OpenSymbol1" style:font-name-asian="OpenSymbol1" style:font-name-complex="OpenSymbol1"/>
    </style:style>
    <style:style style:name="WW_5f_CharLFO1LVL9" style:display-name="WW_CharLFO1LVL9" style:family="text">
      <style:text-properties style:font-name="OpenSymbol1" style:font-name-asian="OpenSymbol1" style:font-name-complex="OpenSymbol1"/>
    </style:style>
    <style:style style:name="WW_5f_CharLFO2LVL1" style:display-name="WW_CharLFO2LVL1" style:family="text">
      <style:text-properties style:font-name="OpenSymbol1" style:font-name-asian="OpenSymbol1" style:font-name-complex="OpenSymbol1"/>
    </style:style>
    <style:style style:name="WW_5f_CharLFO2LVL2" style:display-name="WW_CharLFO2LVL2" style:family="text">
      <style:text-properties style:font-name="OpenSymbol1" style:font-name-asian="OpenSymbol1" style:font-name-complex="OpenSymbol1"/>
    </style:style>
    <style:style style:name="WW_5f_CharLFO2LVL3" style:display-name="WW_CharLFO2LVL3" style:family="text">
      <style:text-properties style:font-name="OpenSymbol1" style:font-name-asian="OpenSymbol1" style:font-name-complex="OpenSymbol1"/>
    </style:style>
    <style:style style:name="WW_5f_CharLFO2LVL4" style:display-name="WW_CharLFO2LVL4" style:family="text">
      <style:text-properties style:font-name="OpenSymbol1" style:font-name-asian="OpenSymbol1" style:font-name-complex="OpenSymbol1"/>
    </style:style>
    <style:style style:name="WW_5f_CharLFO2LVL5" style:display-name="WW_CharLFO2LVL5" style:family="text">
      <style:text-properties style:font-name="OpenSymbol1" style:font-name-asian="OpenSymbol1" style:font-name-complex="OpenSymbol1"/>
    </style:style>
    <style:style style:name="WW_5f_CharLFO2LVL6" style:display-name="WW_CharLFO2LVL6" style:family="text">
      <style:text-properties style:font-name="OpenSymbol1" style:font-name-asian="OpenSymbol1" style:font-name-complex="OpenSymbol1"/>
    </style:style>
    <style:style style:name="WW_5f_CharLFO2LVL7" style:display-name="WW_CharLFO2LVL7" style:family="text">
      <style:text-properties style:font-name="OpenSymbol1" style:font-name-asian="OpenSymbol1" style:font-name-complex="OpenSymbol1"/>
    </style:style>
    <style:style style:name="WW_5f_CharLFO2LVL8" style:display-name="WW_CharLFO2LVL8" style:family="text">
      <style:text-properties style:font-name="OpenSymbol1" style:font-name-asian="OpenSymbol1" style:font-name-complex="OpenSymbol1"/>
    </style:style>
    <style:style style:name="WW_5f_CharLFO2LVL9" style:display-name="WW_CharLFO2LVL9" style:family="text">
      <style:text-properties style:font-name="OpenSymbol1" style:font-name-asian="OpenSymbol1" style:font-name-complex="OpenSymbol1"/>
    </style:style>
    <style:style style:name="WW_5f_CharLFO3LVL1" style:display-name="WW_CharLFO3LVL1" style:family="text">
      <style:text-properties style:font-name="OpenSymbol1" style:font-name-asian="OpenSymbol1" style:font-name-complex="OpenSymbol1"/>
    </style:style>
    <style:style style:name="WW_5f_CharLFO3LVL2" style:display-name="WW_CharLFO3LVL2" style:family="text">
      <style:text-properties style:font-name="OpenSymbol1" style:font-name-asian="OpenSymbol1" style:font-name-complex="OpenSymbol1"/>
    </style:style>
    <style:style style:name="WW_5f_CharLFO3LVL3" style:display-name="WW_CharLFO3LVL3" style:family="text">
      <style:text-properties style:font-name="OpenSymbol1" style:font-name-asian="OpenSymbol1" style:font-name-complex="OpenSymbol1"/>
    </style:style>
    <style:style style:name="WW_5f_CharLFO3LVL4" style:display-name="WW_CharLFO3LVL4" style:family="text">
      <style:text-properties style:font-name="OpenSymbol1" style:font-name-asian="OpenSymbol1" style:font-name-complex="OpenSymbol1"/>
    </style:style>
    <style:style style:name="WW_5f_CharLFO3LVL5" style:display-name="WW_CharLFO3LVL5" style:family="text">
      <style:text-properties style:font-name="OpenSymbol1" style:font-name-asian="OpenSymbol1" style:font-name-complex="OpenSymbol1"/>
    </style:style>
    <style:style style:name="WW_5f_CharLFO3LVL6" style:display-name="WW_CharLFO3LVL6" style:family="text">
      <style:text-properties style:font-name="OpenSymbol1" style:font-name-asian="OpenSymbol1" style:font-name-complex="OpenSymbol1"/>
    </style:style>
    <style:style style:name="WW_5f_CharLFO3LVL7" style:display-name="WW_CharLFO3LVL7" style:family="text">
      <style:text-properties style:font-name="OpenSymbol1" style:font-name-asian="OpenSymbol1" style:font-name-complex="OpenSymbol1"/>
    </style:style>
    <style:style style:name="WW_5f_CharLFO3LVL8" style:display-name="WW_CharLFO3LVL8" style:family="text">
      <style:text-properties style:font-name="OpenSymbol1" style:font-name-asian="OpenSymbol1" style:font-name-complex="OpenSymbol1"/>
    </style:style>
    <style:style style:name="WW_5f_CharLFO3LVL9" style:display-name="WW_CharLFO3LVL9" style:family="text">
      <style:text-properties style:font-name="OpenSymbol1" style:font-name-asian="OpenSymbol1" style:font-name-complex="OpenSymbol1"/>
    </style:style>
    <style:style style:name="WW_5f_CharLFO4LVL1" style:display-name="WW_CharLFO4LVL1" style:family="text">
      <style:text-properties style:font-name="OpenSymbol1" style:font-name-asian="OpenSymbol1" style:font-name-complex="OpenSymbol1"/>
    </style:style>
    <style:style style:name="WW_5f_CharLFO4LVL2" style:display-name="WW_CharLFO4LVL2" style:family="text">
      <style:text-properties style:font-name="OpenSymbol1" style:font-name-asian="OpenSymbol1" style:font-name-complex="OpenSymbol1"/>
    </style:style>
    <style:style style:name="WW_5f_CharLFO4LVL3" style:display-name="WW_CharLFO4LVL3" style:family="text">
      <style:text-properties style:font-name="OpenSymbol1" style:font-name-asian="OpenSymbol1" style:font-name-complex="OpenSymbol1"/>
    </style:style>
    <style:style style:name="WW_5f_CharLFO4LVL4" style:display-name="WW_CharLFO4LVL4" style:family="text">
      <style:text-properties style:font-name="OpenSymbol1" style:font-name-asian="OpenSymbol1" style:font-name-complex="OpenSymbol1"/>
    </style:style>
    <style:style style:name="WW_5f_CharLFO4LVL5" style:display-name="WW_CharLFO4LVL5" style:family="text">
      <style:text-properties style:font-name="OpenSymbol1" style:font-name-asian="OpenSymbol1" style:font-name-complex="OpenSymbol1"/>
    </style:style>
    <style:style style:name="WW_5f_CharLFO4LVL6" style:display-name="WW_CharLFO4LVL6" style:family="text">
      <style:text-properties style:font-name="OpenSymbol1" style:font-name-asian="OpenSymbol1" style:font-name-complex="OpenSymbol1"/>
    </style:style>
    <style:style style:name="WW_5f_CharLFO4LVL7" style:display-name="WW_CharLFO4LVL7" style:family="text">
      <style:text-properties style:font-name="OpenSymbol1" style:font-name-asian="OpenSymbol1" style:font-name-complex="OpenSymbol1"/>
    </style:style>
    <style:style style:name="WW_5f_CharLFO4LVL8" style:display-name="WW_CharLFO4LVL8" style:family="text">
      <style:text-properties style:font-name="OpenSymbol1" style:font-name-asian="OpenSymbol1" style:font-name-complex="OpenSymbol1"/>
    </style:style>
    <style:style style:name="WW_5f_CharLFO4LVL9" style:display-name="WW_CharLFO4LVL9" style:family="text">
      <style:text-properties style:font-name="OpenSymbol1" style:font-name-asian="OpenSymbol1" style:font-name-complex="OpenSymbol1"/>
    </style:style>
    <style:style style:name="WW_5f_CharLFO5LVL1" style:display-name="WW_CharLFO5LVL1" style:family="text">
      <style:text-properties style:font-name="OpenSymbol1" style:font-name-asian="OpenSymbol1" style:font-name-complex="OpenSymbol1"/>
    </style:style>
    <style:style style:name="WW_5f_CharLFO5LVL2" style:display-name="WW_CharLFO5LVL2" style:family="text">
      <style:text-properties style:font-name="OpenSymbol1" style:font-name-asian="OpenSymbol1" style:font-name-complex="OpenSymbol1"/>
    </style:style>
    <style:style style:name="WW_5f_CharLFO5LVL3" style:display-name="WW_CharLFO5LVL3" style:family="text">
      <style:text-properties style:font-name="OpenSymbol1" style:font-name-asian="OpenSymbol1" style:font-name-complex="OpenSymbol1"/>
    </style:style>
    <style:style style:name="WW_5f_CharLFO5LVL4" style:display-name="WW_CharLFO5LVL4" style:family="text">
      <style:text-properties style:font-name="OpenSymbol1" style:font-name-asian="OpenSymbol1" style:font-name-complex="OpenSymbol1"/>
    </style:style>
    <style:style style:name="WW_5f_CharLFO5LVL5" style:display-name="WW_CharLFO5LVL5" style:family="text">
      <style:text-properties style:font-name="OpenSymbol1" style:font-name-asian="OpenSymbol1" style:font-name-complex="OpenSymbol1"/>
    </style:style>
    <style:style style:name="WW_5f_CharLFO5LVL6" style:display-name="WW_CharLFO5LVL6" style:family="text">
      <style:text-properties style:font-name="OpenSymbol1" style:font-name-asian="OpenSymbol1" style:font-name-complex="OpenSymbol1"/>
    </style:style>
    <style:style style:name="WW_5f_CharLFO5LVL7" style:display-name="WW_CharLFO5LVL7" style:family="text">
      <style:text-properties style:font-name="OpenSymbol1" style:font-name-asian="OpenSymbol1" style:font-name-complex="OpenSymbol1"/>
    </style:style>
    <style:style style:name="WW_5f_CharLFO5LVL8" style:display-name="WW_CharLFO5LVL8" style:family="text">
      <style:text-properties style:font-name="OpenSymbol1" style:font-name-asian="OpenSymbol1" style:font-name-complex="OpenSymbol1"/>
    </style:style>
    <style:style style:name="WW_5f_CharLFO5LVL9" style:display-name="WW_CharLFO5LVL9" style:family="text">
      <style:text-properties style:font-name="OpenSymbol1" style:font-name-asian="OpenSymbol1" style:font-name-complex="OpenSymbo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initial-creator>Полина Царева</meta:initial-creator>
    <dc:creator>Полина Царева</dc:creator>
    <meta:creation-date>2015-10-24T20:35:00Z</meta:creation-date>
    <dc:date>2015-11-18T20:55:51.09</dc:date>
    <meta:editing-cycles>27</meta:editing-cycles>
    <meta:editing-duration>PT21M21S</meta:editing-duration>
    <meta:document-statistic meta:table-count="0" meta:image-count="0" meta:object-count="0" meta:page-count="14" meta:paragraph-count="234" meta:word-count="6228" meta:character-count="44415"/>
    <meta:template xlink:type="simple" xlink:actuate="onRequest" xlink:title="" xlink:href="Normal"/>
  </office:meta>
</office:document-meta>
</file>